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Roboto" svg:font-family="Roboto, 'Trebuchet MS', 'Lucida Sans Unicode', 'Lucida Grande', 'Lucida Sans', Arial, sans-serif"/>
    <style:font-face style:name="Segoe UI" svg:font-family="'Segoe UI', Arial, sans-serif"/>
    <style:font-face style:name="x-locale-heading-primary" svg:font-family="x-locale-heading-primary, zillaslab, Palatino, 'Palatino Linotype', x-locale-heading-secondary, 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3d75" officeooo:paragraph-rsid="00173d75"/>
    </style:style>
    <style:style style:name="P2" style:family="paragraph" style:parent-style-name="Standard">
      <style:text-properties style:text-underline-style="solid" style:text-underline-width="auto" style:text-underline-color="font-color" officeooo:rsid="0018dbef" officeooo:paragraph-rsid="0018dbef"/>
    </style:style>
    <style:style style:name="P3" style:family="paragraph" style:parent-style-name="Standard">
      <style:text-properties style:text-underline-style="solid" style:text-underline-width="auto" style:text-underline-color="font-color" officeooo:rsid="002289ae" officeooo:paragraph-rsid="002289ae"/>
    </style:style>
    <style:style style:name="P4" style:family="paragraph" style:parent-style-name="Standard">
      <style:text-properties style:text-underline-style="solid" style:text-underline-width="auto" style:text-underline-color="font-color" officeooo:rsid="001939e8" officeooo:paragraph-rsid="001939e8"/>
    </style:style>
    <style:style style:name="P5" style:family="paragraph" style:parent-style-name="Standard">
      <style:text-properties officeooo:rsid="001939e8" officeooo:paragraph-rsid="00173d75"/>
    </style:style>
    <style:style style:name="P6" style:family="paragraph" style:parent-style-name="Standard">
      <style:text-properties officeooo:rsid="001939e8" officeooo:paragraph-rsid="001939e8"/>
    </style:style>
    <style:style style:name="P7" style:family="paragraph" style:parent-style-name="Standard">
      <style:text-properties officeooo:rsid="001bfea2" officeooo:paragraph-rsid="001939e8"/>
    </style:style>
    <style:style style:name="P8" style:family="paragraph" style:parent-style-name="Standard">
      <style:text-properties officeooo:rsid="001bfea2" officeooo:paragraph-rsid="001bfea2"/>
    </style:style>
    <style:style style:name="P9" style:family="paragraph" style:parent-style-name="Standard">
      <style:text-properties fo:color="#000000" officeooo:rsid="001d3e6e" officeooo:paragraph-rsid="001d3e6e"/>
    </style:style>
    <style:style style:name="P10" style:family="paragraph" style:parent-style-name="Standard">
      <style:text-properties fo:color="#000000" officeooo:rsid="001d3e6e" officeooo:paragraph-rsid="001e50af"/>
    </style:style>
    <style:style style:name="P11" style:family="paragraph" style:parent-style-name="Standard">
      <style:text-properties fo:color="#000000" officeooo:rsid="001e50af" officeooo:paragraph-rsid="001e50af"/>
    </style:style>
    <style:style style:name="P12" style:family="paragraph" style:parent-style-name="Standard">
      <style:text-properties fo:color="#000000" officeooo:paragraph-rsid="001e50af"/>
    </style:style>
    <style:style style:name="P13" style:family="paragraph" style:parent-style-name="Standard">
      <style:text-properties fo:color="#000000" officeooo:rsid="00244b17" officeooo:paragraph-rsid="00244b17"/>
    </style:style>
    <style:style style:name="P14" style:family="paragraph" style:parent-style-name="Standard">
      <style:text-properties fo:color="#000000" style:text-underline-style="solid" style:text-underline-width="auto" style:text-underline-color="font-color" officeooo:rsid="001d3e6e" officeooo:paragraph-rsid="001d3e6e"/>
    </style:style>
    <style:style style:name="P15" style:family="paragraph" style:parent-style-name="Standard">
      <style:text-properties fo:color="#000000" officeooo:rsid="00293b0a" officeooo:paragraph-rsid="00293b0a"/>
    </style:style>
    <style:style style:name="P16" style:family="paragraph" style:parent-style-name="Standard">
      <style:text-properties fo:color="#000000" officeooo:rsid="002c5b87" officeooo:paragraph-rsid="002c5b87"/>
    </style:style>
    <style:style style:name="P17" style:family="paragraph" style:parent-style-name="Standard">
      <style:text-properties fo:color="#000000" officeooo:rsid="002e88cc" officeooo:paragraph-rsid="002e88cc"/>
    </style:style>
    <style:style style:name="P18" style:family="paragraph" style:parent-style-name="Standard">
      <style:text-properties fo:color="#000000" officeooo:rsid="002f40ba" officeooo:paragraph-rsid="002f40ba"/>
    </style:style>
    <style:style style:name="P19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paragraph-rsid="001e50af"/>
    </style:style>
    <style:style style:name="P20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44b17" officeooo:paragraph-rsid="00244b17"/>
    </style:style>
    <style:style style:name="P21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63fda" officeooo:paragraph-rsid="00263fda"/>
    </style:style>
    <style:style style:name="P22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6e9b6" officeooo:paragraph-rsid="0026e9b6"/>
    </style:style>
    <style:style style:name="P23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aed23" officeooo:paragraph-rsid="002aed23"/>
    </style:style>
    <style:style style:name="P24" style:family="paragraph" style:parent-style-name="Standard">
      <style:paragraph-properties>
        <style:tab-stops>
          <style:tab-stop style:position="1.016cm"/>
        </style:tab-stops>
      </style:paragraph-properties>
      <style:text-properties fo:font-variant="normal" fo:text-transform="none" fo:color="#000000" style:font-name="Liberation Serif" fo:font-size="12.75pt" fo:letter-spacing="normal" fo:font-style="normal" fo:font-weight="normal" officeooo:rsid="002aed23" officeooo:paragraph-rsid="002aed23"/>
    </style:style>
    <style:style style:name="P25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cea04" officeooo:paragraph-rsid="002cea04"/>
    </style:style>
    <style:style style:name="P26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e88cc" officeooo:paragraph-rsid="002e88cc"/>
    </style:style>
    <style:style style:name="P27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e8e58" officeooo:paragraph-rsid="002e8e58"/>
    </style:style>
    <style:style style:name="P28" style:family="paragraph" style:parent-style-name="Standard">
      <style:text-properties officeooo:rsid="002289ae" officeooo:paragraph-rsid="002289ae"/>
    </style:style>
    <style:style style:name="P29" style:family="paragraph" style:parent-style-name="Standard">
      <style:text-properties officeooo:paragraph-rsid="001e50af"/>
    </style:style>
    <style:style style:name="P30" style:family="paragraph" style:parent-style-name="Standard">
      <style:paragraph-properties fo:padding="0.049cm" fo:border="0.99pt solid #000000" style:shadow="#808080 -0.18cm -0.18cm" style:writing-mode="page"/>
      <style:text-properties officeooo:rsid="00173d75" officeooo:paragraph-rsid="00173d75"/>
    </style:style>
    <style:style style:name="P31" style:family="paragraph" style:parent-style-name="Standard">
      <style:text-properties fo:font-variant="normal" fo:text-transform="none" fo:color="#ff0000" style:font-name="Liberation Serif" fo:font-size="12.75pt" fo:letter-spacing="normal" fo:font-style="normal" fo:font-weight="normal" officeooo:paragraph-rsid="001e50af"/>
    </style:style>
    <style:style style:name="P32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e8e58" officeooo:paragraph-rsid="002e8e58"/>
    </style:style>
    <style:style style:name="P33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32ac4f" officeooo:paragraph-rsid="0032ac4f"/>
    </style:style>
    <style:style style:name="P34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e88cc" officeooo:paragraph-rsid="002e88cc"/>
    </style:style>
    <style:style style:name="P35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e88cc" officeooo:paragraph-rsid="004d1ac8"/>
    </style:style>
    <style:style style:name="P36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35842f" officeooo:paragraph-rsid="0035842f"/>
    </style:style>
    <style:style style:name="P37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37d3c1" officeooo:paragraph-rsid="0037d3c1"/>
    </style:style>
    <style:style style:name="P38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39b346" officeooo:paragraph-rsid="0039b346"/>
    </style:style>
    <style:style style:name="P39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3c0bd2" officeooo:paragraph-rsid="003c0bd2"/>
    </style:style>
    <style:style style:name="P40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3dd794" officeooo:paragraph-rsid="003dd794"/>
    </style:style>
    <style:style style:name="P41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415cb0" officeooo:paragraph-rsid="00415cb0"/>
    </style:style>
    <style:style style:name="P42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42eb3e" officeooo:paragraph-rsid="0042eb3e"/>
    </style:style>
    <style:style style:name="P43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4a33f2" officeooo:paragraph-rsid="004a33f2"/>
    </style:style>
    <style:style style:name="P44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aed23" officeooo:paragraph-rsid="002aed23"/>
    </style:style>
    <style:style style:name="P45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4d1ac8" officeooo:paragraph-rsid="004d1ac8"/>
    </style:style>
    <style:style style:name="P46" style:family="paragraph" style:parent-style-name="Standard">
      <style:text-properties fo:font-variant="normal" fo:text-transform="none" fo:color="#000000" style:font-name="Liberation Serif" fo:letter-spacing="normal" fo:font-style="normal" fo:font-weight="normal" officeooo:paragraph-rsid="0035842f"/>
    </style:style>
    <style:style style:name="P47" style:family="paragraph" style:parent-style-name="Standard">
      <style:text-properties fo:color="#000000" officeooo:rsid="002f40ba" officeooo:paragraph-rsid="002f40ba"/>
    </style:style>
    <style:style style:name="P48" style:family="paragraph" style:parent-style-name="Standard">
      <style:text-properties fo:color="#000000" officeooo:rsid="0033d622" officeooo:paragraph-rsid="0033d622"/>
    </style:style>
    <style:style style:name="P49" style:family="paragraph" style:parent-style-name="Standard">
      <style:text-properties fo:color="#000000" officeooo:rsid="003ba105" officeooo:paragraph-rsid="003ba105"/>
    </style:style>
    <style:style style:name="P50" style:family="paragraph" style:parent-style-name="Standard">
      <style:text-properties fo:color="#000000" officeooo:rsid="003f5f6f" officeooo:paragraph-rsid="003f5f6f"/>
    </style:style>
    <style:style style:name="P51" style:family="paragraph" style:parent-style-name="Standard">
      <style:text-properties fo:color="#000000" officeooo:rsid="0044eb31" officeooo:paragraph-rsid="0044eb31"/>
    </style:style>
    <style:style style:name="P52" style:family="paragraph" style:parent-style-name="Standard">
      <style:text-properties fo:color="#000000" officeooo:rsid="0045a4d5" officeooo:paragraph-rsid="0045a4d5"/>
    </style:style>
    <style:style style:name="P53" style:family="paragraph" style:parent-style-name="Standard">
      <style:text-properties fo:color="#000000" officeooo:rsid="00475b5a" officeooo:paragraph-rsid="00475b5a"/>
    </style:style>
    <style:style style:name="P54" style:family="paragraph" style:parent-style-name="Standard">
      <style:text-properties fo:color="#000000" officeooo:rsid="004a33f2" officeooo:paragraph-rsid="004a33f2"/>
    </style:style>
    <style:style style:name="P55" style:family="paragraph" style:parent-style-name="Standard">
      <style:text-properties fo:color="#000000" officeooo:rsid="004d1ac8" officeooo:paragraph-rsid="004d1ac8"/>
    </style:style>
    <style:style style:name="P56" style:family="paragraph" style:parent-style-name="Standard">
      <style:text-properties officeooo:rsid="002289ae" officeooo:paragraph-rsid="002289ae"/>
    </style:style>
    <style:style style:name="P57" style:family="paragraph" style:parent-style-name="Standard">
      <style:text-properties style:text-underline-style="solid" style:text-underline-width="auto" style:text-underline-color="font-color" officeooo:rsid="003740a0" officeooo:paragraph-rsid="003740a0"/>
    </style:style>
    <style:style style:name="P58" style:family="paragraph" style:parent-style-name="Standard">
      <style:text-properties style:text-underline-style="solid" style:text-underline-width="auto" style:text-underline-color="font-color" officeooo:rsid="004c0492" officeooo:paragraph-rsid="004c0492"/>
    </style:style>
    <style:style style:name="P59" style:family="paragraph" style:parent-style-name="Standard">
      <style:text-properties officeooo:paragraph-rsid="003dd794"/>
    </style:style>
    <style:style style:name="P60" style:family="paragraph" style:parent-style-name="Standard">
      <style:text-properties officeooo:rsid="00173d75" officeooo:paragraph-rsid="00173d75"/>
    </style:style>
    <style:style style:name="P61" style:family="paragraph" style:parent-style-name="Standard">
      <style:text-properties officeooo:rsid="00173d75" officeooo:paragraph-rsid="004aa5e2"/>
    </style:style>
    <style:style style:name="P62" style:family="paragraph" style:parent-style-name="Standard">
      <style:text-properties officeooo:rsid="00173d75" officeooo:paragraph-rsid="004c0492"/>
    </style:style>
    <style:style style:name="P63" style:family="paragraph" style:parent-style-name="Standard">
      <style:text-properties officeooo:rsid="004aa5e2" officeooo:paragraph-rsid="004aa5e2"/>
    </style:style>
    <style:style style:name="P64" style:family="paragraph" style:parent-style-name="Standard">
      <style:paragraph-properties fo:padding="0.049cm" fo:border="0.06pt solid #000000" style:shadow="none" style:writing-mode="page"/>
      <style:text-properties fo:color="#000000" officeooo:rsid="003f5f6f" officeooo:paragraph-rsid="003f5f6f"/>
    </style:style>
    <style:style style:name="P65" style:family="paragraph" style:parent-style-name="Standard">
      <style:paragraph-properties fo:padding="0.049cm" fo:border="0.06pt solid #000000" style:shadow="none" style:writing-mode="page"/>
      <style:text-properties fo:color="#000000" officeooo:rsid="0045a4d5" officeooo:paragraph-rsid="0045a4d5"/>
    </style:style>
    <style:style style:name="P66" style:family="paragraph" style:parent-style-name="Standard">
      <style:paragraph-properties fo:padding="0.049cm" fo:border="1.25pt solid #000000" style:shadow="#808080 -0.18cm -0.18cm" style:writing-mode="page"/>
      <style:text-properties fo:color="#000000" officeooo:rsid="004d1ac8" officeooo:paragraph-rsid="004d1ac8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type="double" style:text-underline-width="auto" style:text-underline-color="font-color" fo:background-color="#ffff00" loext:char-shading-value="0"/>
    </style:style>
    <style:style style:name="T3" style:family="text">
      <style:text-properties fo:color="#ff0000"/>
    </style:style>
    <style:style style:name="T4" style:family="text">
      <style:text-properties fo:color="#ff0000" officeooo:rsid="001e50af"/>
    </style:style>
    <style:style style:name="T5" style:family="text">
      <style:text-properties fo:font-variant="normal" fo:text-transform="none" style:font-name="Liberation Serif" fo:letter-spacing="normal" fo:font-style="normal" fo:font-weight="normal"/>
    </style:style>
    <style:style style:name="T6" style:family="text">
      <style:text-properties fo:font-variant="normal" fo:text-transform="none" style:font-name="Liberation Serif" fo:font-size="12.75pt" fo:letter-spacing="normal" fo:font-style="normal" fo:font-weight="normal"/>
    </style:style>
    <style:style style:name="T7" style:family="text">
      <style:text-properties fo:font-variant="normal" fo:text-transform="none" style:font-name="Liberation Serif" fo:font-size="12.75pt" fo:letter-spacing="normal" fo:font-style="normal" style:text-underline-style="solid" style:text-underline-width="auto" style:text-underline-color="font-color" fo:font-weight="normal"/>
    </style:style>
    <style:style style:name="T8" style:family="text">
      <style:text-properties fo:font-variant="normal" fo:text-transform="none" style:font-name="Liberation Serif" fo:font-size="12.75pt" fo:letter-spacing="normal" fo:font-style="normal" style:text-underline-style="solid" style:text-underline-width="auto" style:text-underline-color="font-color" fo:font-weight="normal" officeooo:rsid="00263fda"/>
    </style:style>
    <style:style style:name="T9" style:family="text">
      <style:text-properties fo:font-variant="normal" fo:text-transform="none" fo:color="#ff0000" style:font-name="Liberation Serif" fo:font-size="12.75pt" fo:letter-spacing="normal" fo:font-style="normal" fo:font-weight="normal"/>
    </style:style>
    <style:style style:name="T10" style:family="text">
      <style:text-properties fo:font-variant="normal" fo:text-transform="none" fo:color="#000000" style:font-name="Liberation Serif" fo:font-size="12.75pt" fo:letter-spacing="normal" fo:font-style="normal" fo:font-weight="normal" officeooo:rsid="003dd794"/>
    </style:style>
    <style:style style:name="T11" style:family="text">
      <style:text-properties fo:font-variant="normal" fo:text-transform="none" fo:color="#000000" style:text-line-through-style="none" style:text-line-through-type="none" style:font-name="Liberation Serif" fo:font-size="12.75pt" fo:letter-spacing="normal" fo:font-style="normal" style:text-underline-style="none" fo:font-weight="normal" officeooo:rsid="003dd794" style:text-blinking="false" loext:padding="0cm" loext:border="none"/>
    </style:style>
    <style:style style:name="T12" style:family="text">
      <style:text-properties fo:font-variant="normal" fo:text-transform="none" fo:color="#000000" style:text-line-through-style="none" style:text-line-through-type="none" style:font-name="Liberation Serif" fo:font-size="12.75pt" fo:letter-spacing="normal" fo:font-style="normal" style:text-underline-style="none" fo:font-weight="normal" officeooo:rsid="003e6fb0" style:text-blinking="false" loext:padding="0cm" loext:border="none"/>
    </style:style>
    <style:style style:name="T13" style:family="text">
      <style:text-properties fo:font-variant="normal" fo:text-transform="none" style:text-line-through-style="none" style:text-line-through-type="none" style:font-name="Consolas" fo:font-size="9.75pt" fo:letter-spacing="normal" fo:font-style="normal" style:text-underline-style="solid" style:text-underline-width="auto" style:text-underline-color="font-color" fo:font-weight="normal" style:text-blinking="false" loext:padding="0cm" loext:border="none"/>
    </style:style>
    <style:style style:name="T14" style:family="text">
      <style:text-properties fo:color="#000000" officeooo:rsid="001e50af"/>
    </style:style>
    <style:style style:name="T15" style:family="text">
      <style:text-properties officeooo:rsid="001e50af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font-name="Liberation Serif" style:font-weight-asian="normal" style:font-weight-complex="normal"/>
    </style:style>
    <style:style style:name="T18" style:family="text">
      <style:text-properties style:font-name="Liberation Serif" fo:font-size="12pt" style:font-size-asian="12pt" style:font-size-complex="12pt"/>
    </style:style>
    <style:style style:name="T19" style:family="text">
      <style:text-properties fo:font-size="12.75pt" officeooo:rsid="0035842f"/>
    </style:style>
    <style:style style:name="T20" style:family="text">
      <style:text-properties fo:font-size="12.75pt" style:text-underline-style="solid" style:text-underline-width="auto" style:text-underline-color="font-color" officeooo:rsid="0035842f"/>
    </style:style>
    <style:style style:name="T21" style:family="text">
      <style:text-properties style:text-line-through-style="none" style:text-line-through-type="none" style:font-name="Liberation Serif" style:text-underline-style="none" style:text-blinking="false" loext:padding="0cm" loext:border="none"/>
    </style:style>
    <style:style style:name="T22" style:family="text">
      <style:text-properties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Login </text:p>
      <text:p text:style-name="P1"/>
      <text:p text:style-name="P1">Páginas utilizadas como apoyo: </text:p>
      <text:p text:style-name="P1"/>
      <text:p text:style-name="P2"><text:span text:style-name="T2">Sistema de autentificación PHP</text:span> <text:span text:style-name="T1"><text:s/>[Artículos del manual] </text:span></text:p>
      <text:p text:style-name="P1"/>
      <text:p text:style-name="P1"><text:a xlink:type="simple" xlink:href="https://desarrolloweb.com/manuales/37" text:style-name="Internet_20_link" text:visited-style-name="Visited_20_Internet_20_Link">https://desarrolloweb.com/manuales/37</text:a></text:p>
      <text:p text:style-name="P1"/>
      <text:p text:style-name="P63">Articulo 1 : Funcionamiento del sistema de autentificación en PHP</text:p>
      <text:p text:style-name="P63"/>
      <text:p text:style-name="P63"><text:a xlink:type="simple" xlink:href="https://desarrolloweb.com/articulos/1007.php" text:style-name="Internet_20_link" text:visited-style-name="Visited_20_Internet_20_Link">https://desarrolloweb.com/articulos/1007.php</text:a></text:p>
      <text:p text:style-name="P61"/>
      <text:p text:style-name="P3">Articulo 2: Página inicial con el formulario de autentificación <text:s/>en PHP</text:p>
      <text:p text:style-name="P28"/>
      <text:p text:style-name="P28"><text:a xlink:type="simple" xlink:href="https://desarrolloweb.com/articulos/1008.php" text:style-name="Internet_20_link" text:visited-style-name="Visited_20_Internet_20_Link">https://desarrolloweb.com/articulos/1008.php</text:a></text:p>
      <text:p text:style-name="P28"/>
      <text:p text:style-name="P3">Articulo 3: Control de los datos de autentificación en PHP</text:p>
      <text:p text:style-name="P28"/>
      <text:p text:style-name="P28"><text:a xlink:type="simple" xlink:href="https://desarrolloweb.com/articulos/1009.php" text:style-name="Internet_20_link" text:visited-style-name="Visited_20_Internet_20_Link">https://desarrolloweb.com/articulos/1009.php</text:a></text:p>
      <text:p text:style-name="P28"/>
      <text:p text:style-name="P57">Articulo 4: Capa de seguridad en PHP</text:p>
      <text:p text:style-name="P57"/>
      <text:p text:style-name="P57"><text:a xlink:type="simple" xlink:href="https://desarrolloweb.com/articulos/1010.php" text:style-name="Internet_20_link" text:visited-style-name="Visited_20_Internet_20_Link">https://desarrolloweb.com/articulos/1010.php</text:a></text:p>
      <text:p text:style-name="P57"/>
      <text:p text:style-name="P58">Artivulo 5 : Archivos de la aplicación con acceso restringido en PHP</text:p>
      <text:p text:style-name="P58"/>
      <text:p text:style-name="P58"><text:a xlink:type="simple" xlink:href="https://desarrolloweb.com/articulos/1011.php" text:style-name="Internet_20_link" text:visited-style-name="Visited_20_Internet_20_Link">https://desarrolloweb.com/articulos/1011.php</text:a></text:p>
      <text:p text:style-name="P62"/>
      <text:p text:style-name="P4">Articulo 8 : Cierre de sesión al cerrar el navegador </text:p>
      <text:p text:style-name="P5"/>
      <text:p text:style-name="P6"><text:a xlink:type="simple" xlink:href="https://desarrolloweb.com/articulos/2022.php" text:style-name="Internet_20_link" text:visited-style-name="Visited_20_Internet_20_Link">https://desarrolloweb.com/articulos/2022.php</text:a></text:p>
      <text:p text:style-name="P7"/>
      <text:p text:style-name="P8">• Consultar : <text:span text:style-name="T3">Hay acceso al archivo de inicio de php “php.ini” en el servidor de COPPENS?</text:span> </text:p>
      <text:p text:style-name="P8"/>
      <text:p text:style-name="P14">Articulo 9: <text:span text:style-name="T5">Autentificación PHP para múltiples usuarios usando MySQL</text:span></text:p>
      <text:p text:style-name="P9"/>
      <text:p text:style-name="P9"><text:a xlink:type="simple" xlink:href="https://desarrolloweb.com/articulos/1095.php" text:style-name="Internet_20_link" text:visited-style-name="Visited_20_Internet_20_Link">https://desarrolloweb.com/articulos/1095.php</text:a></text:p>
      <text:p text:style-name="P9"/>
      <text:p text:style-name="P9">• <text:span text:style-name="T16">Usuarios y contraseñas.</text:span></text:p>
      <text:p text:style-name="P9"/>
      <text:p text:style-name="P12"><text:span text:style-name="T15">Articulo 10: </text:span><text:span text:style-name="T5">Autenticar usuario y guardar en una cookie con PHP</text:span></text:p>
      <text:p text:style-name="P11"/>
      <text:p text:style-name="P11"><text:a xlink:type="simple" xlink:href="https://desarrolloweb.com/articulos/autenticar-usuario-guardar-cookie-php.html" text:style-name="Internet_20_link" text:visited-style-name="Visited_20_Internet_20_Link">https://desarrolloweb.com/articulos/autenticar-usuario-guardar-cookie-php.html</text:a></text:p>
      <text:p text:style-name="P10"/>
      <text:p text:style-name="P29"><text:span text:style-name="T14"><text:s/></text:span><text:span text:style-name="T4">L</text:span><text:span text:style-name="T9">a complejidad la aportará la parte de guardar el usuario en una cookie.</text:span></text:p>
      <text:p text:style-name="P31"/>
      <text:p text:style-name="P13"><text:span text:style-name="T6">• </text:span><text:span text:style-name="T7">Llamar a un método/procedimiento de PHP desde </text:span><text:span text:style-name="T8">[</text:span><text:span text:style-name="T7">&lt;form action= “”….</text:span><text:span text:style-name="T8">]</text:span></text:p>
      <text:p text:style-name="P19"/>
      <text:p text:style-name="P20"><text:a xlink:type="simple" xlink:href="http://www.forosdelweb.com/f18/llamar-funcion-desde-form-986752/" text:style-name="Internet_20_link" text:visited-style-name="Visited_20_Internet_20_Link">http://www.forosdelweb.com/f18/llamar-funcion-desde-form-986752/</text:a></text:p>
      <text:p text:style-name="P20"/>
      <text:p text:style-name="P21">• <text:span text:style-name="T16">Explicación comando “form” en HTML </text:span></text:p>
      <text:p text:style-name="P21"><text:soft-page-break/></text:p>
      <text:p text:style-name="P22"><text:a xlink:type="simple" xlink:href="https://www.hazunaweb.com/curso-de-html/formularios-html/" text:style-name="Internet_20_link" text:visited-style-name="Visited_20_Internet_20_Link">https://www.hazunaweb.com/curso-de-html/formularios-html/</text:a></text:p>
      <text:p text:style-name="P22"/>
      <text:p text:style-name="P22">• <text:span text:style-name="T16">En HTML : Diferencias entre “id” y “name” dentro del comando “input”</text:span></text:p>
      <text:p text:style-name="P22"/>
      <text:p text:style-name="P22"><text:a xlink:type="simple" xlink:href="https://stackoverflow.com/questions/7470268/html-input-name-vs-id" text:style-name="Internet_20_link" text:visited-style-name="Visited_20_Internet_20_Link">https://stackoverflow.com/questions/7470268/html-input-name-vs-id</text:a></text:p>
      <text:p text:style-name="P22"/>
      <text:p text:style-name="P26"><text:a xlink:type="simple" xlink:href="https://stackoverflow.com/questions/4500164/how-can-an-id-of-input-field-can-be-read-by-php" text:style-name="Internet_20_link" text:visited-style-name="Visited_20_Internet_20_Link">https://stackoverflow.com/questions/4500164/how-can-an-id-of-input-field-can-be-read-by-php</text:a></text:p>
      <text:p text:style-name="P26"/>
      <text:p text:style-name="P46"><text:span text:style-name="T19">• </text:span><text:span text:style-name="T20">Pasar variables por la URL con PHP </text:span></text:p>
      <text:p text:style-name="P36"><text:a xlink:type="simple" xlink:href="https://desarrolloweb.com/articulos/317.php" text:style-name="Internet_20_link" text:visited-style-name="Visited_20_Internet_20_Link">https://desarrolloweb.com/articulos/317.php</text:a></text:p>
      <text:p text:style-name="P36"/>
      <text:p text:style-name="P36"/>
      <text:p text:style-name="P26"/>
      <text:p text:style-name="P22"/>
      <text:p text:style-name="P24">• <text:span text:style-name="T3">Notice: Undefined index: <text:s text:c="2"/></text:span><text:span text:style-name="T17">Aviso: variable indefinida</text:span></text:p>
      <text:p text:style-name="P22"/>
      <text:p text:style-name="P23"><text:a xlink:type="simple" xlink:href="https://stackoverflow.com/questions/4261133/notice-undefined-variable-notice-undefined-index-and-notice-undefined" text:style-name="Internet_20_link" text:visited-style-name="Visited_20_Internet_20_Link">https://stackoverflow.com/questions/4261133/notice-undefined-variable-notice-undefined-index-and-notice-undefined</text:a></text:p>
      <text:p text:style-name="P23"/>
      <text:p text:style-name="P23">•<text:span text:style-name="T16">El código PHP de mi página no se ejecuta y el navegador muestra su contenido</text:span> (SOLUCION)</text:p>
      <text:p text:style-name="P22"/>
      <text:p text:style-name="P23"><text:a xlink:type="simple" xlink:href="https://www.youtube.com/watch?v=5ukYZu2oyXM" text:style-name="Internet_20_link" text:visited-style-name="Visited_20_Internet_20_Link">https://www.youtube.com/watch?v=5ukYZu2oyXM</text:a></text:p>
      <text:p text:style-name="P23"/>
      <text:p text:style-name="P25">• Uso e importancia del comando “filter_input”</text:p>
      <text:p text:style-name="P23"/>
      <text:p text:style-name="P26"><text:a xlink:type="simple" xlink:href="https://stackoverflow.com/questions/10809937/undefined-index-with-post" text:style-name="Internet_20_link" text:visited-style-name="Visited_20_Internet_20_Link">https://stackoverflow.com/questions/10809937/undefined-index-with-post</text:a></text:p>
      <text:p text:style-name="P26"/>
      <text:p text:style-name="P26"><text:a xlink:type="simple" xlink:href="https://www.php.net/manual/es/function.filter-input.php" text:style-name="Internet_20_link" text:visited-style-name="Visited_20_Internet_20_Link">https://www.php.net/manual/es/function.filter-input.php</text:a></text:p>
      <text:p text:style-name="P26"/>
      <text:p text:style-name="P26"><text:a xlink:type="simple" xlink:href="https://www.php.net/manual/es/filter.filters.php" text:style-name="Internet_20_link" text:visited-style-name="Visited_20_Internet_20_Link">https://www.php.net/manual/es/filter.filters.php</text:a></text:p>
      <text:p text:style-name="P26"/>
      <text:p text:style-name="P38">• <text:span text:style-name="T22">Diferencia entre “include” y “header” </text:span></text:p>
      <text:p text:style-name="P38"/>
      <text:p text:style-name="P38"><text:a xlink:type="simple" xlink:href="https://stackoverflow.com/questions/2173740/what-is-difference-between-header-and-include-where-which-one-should-be-used" text:style-name="Internet_20_link" text:visited-style-name="Visited_20_Internet_20_Link">https://stackoverflow.com/questions/2173740/what-is-difference-between-header-and-include-where-which-one-should-be-used</text:a></text:p>
      <text:p text:style-name="P38"/>
      <text:p text:style-name="P39">• Métodos estáticos en PHP</text:p>
      <text:p text:style-name="P39"><text:line-break/><text:a xlink:type="simple" xlink:href="https://stackoverflow.com/questions/9206760/static-methods-in-php" text:style-name="Internet_20_link" text:visited-style-name="Visited_20_Internet_20_Link">https://stackoverflow.com/questions/9206760/static-methods-in-php</text:a></text:p>
      <text:p text:style-name="P39"/>
      <text:p text:style-name="P59"><text:span text:style-name="T10">• </text:span><text:span text:style-name="T11">“Fatal error: Cannot redeclare &lt;function&gt;” : </text:span><text:a xlink:type="simple" xlink:href="http://www.php.net/manual/en/function.include-once.php" text:style-name="Internet_20_link" text:visited-style-name="Visited_20_Internet_20_Link"><text:span text:style-name="Source_20_Text"><text:span text:style-name="T13">include_once</text:span></text:span></text:a><text:span text:style-name="T21"> </text:span><text:span text:style-name="T12">lo resuelve </text:span></text:p>
      <text:p text:style-name="P40"><text:span text:style-name="T21"/></text:p>
      <text:p text:style-name="P40"><text:a xlink:type="simple" xlink:href="https://stackoverflow.com/questions/1953857/fatal-error-cannot-redeclare-function" text:style-name="Internet_20_link" text:visited-style-name="Visited_20_Internet_20_Link"><text:span text:style-name="T21">https://stackoverflow.com/questions/1953857/fatal-error-cannot-redeclare-function</text:span></text:a></text:p>
      <text:p text:style-name="P40"><text:span text:style-name="T21"/></text:p>
      <text:p text:style-name="P43"><text:span text:style-name="T21">• Limpiar variables $_POST &amp; $_GET</text:span></text:p>
      <text:p text:style-name="P43"><text:span text:style-name="T21"/></text:p>
      <text:p text:style-name="P43"><text:soft-page-break/><text:a xlink:type="simple" xlink:href="http://foros.cristalab.com/como-limpiar-variables-post-t30008/" text:style-name="Internet_20_link" text:visited-style-name="Visited_20_Internet_20_Link"><text:span text:style-name="T21">http://foros.cristalab.com/como-limpiar-variables-post-t30008/</text:span></text:a></text:p>
      <text:p text:style-name="P43"><text:span text:style-name="T21"/></text:p>
      <text:p text:style-name="P45"><text:span text:style-name="T21">• Utilización de “include” y “require” en PHP </text:span></text:p>
      <text:p text:style-name="P45"><text:span text:style-name="T21"/></text:p>
      <text:p text:style-name="P45"><text:a xlink:type="simple" xlink:href="http://www.cristalab.com/tutoriales/como-usar-include-y-require-en-php-c203l/" text:style-name="Internet_20_link" text:visited-style-name="Visited_20_Internet_20_Link"><text:span text:style-name="T21">http://www.cristalab.com/tutoriales/como-usar-include-y-require-en-php-c203l/</text:span></text:a></text:p>
      <text:p text:style-name="P35"/>
      <text:p text:style-name="P27">• Etiqueta HTML &lt;input&gt;</text:p>
      <text:p text:style-name="P27"/>
      <text:p text:style-name="P27"><text:a xlink:type="simple" xlink:href="https://www.w3schools.com/tags/tag_input.asp" text:style-name="Internet_20_link" text:visited-style-name="Visited_20_Internet_20_Link">https://www.w3schools.com/tags/tag_input.asp</text:a></text:p>
      <text:p text:style-name="P27"/>
      <text:p text:style-name="P27">• <text:span text:style-name="T18">HTML &lt;form&gt; method Attribute</text:span></text:p>
      <text:p text:style-name="P26"/>
      <text:p text:style-name="P27"><text:a xlink:type="simple" xlink:href="https://www.w3schools.com/tags/att_form_method.asp" text:style-name="Internet_20_link" text:visited-style-name="Visited_20_Internet_20_Link">https://www.w3schools.com/tags/att_form_method.asp</text:a></text:p>
      <text:p text:style-name="P27"/>
      <text:p text:style-name="P33">• HTML : Cambiar color de texto con etiqueta &lt;font&gt;</text:p>
      <text:p text:style-name="P33"/>
      <text:p text:style-name="P33"><text:a xlink:type="simple" xlink:href="https://www.uv.es/jac/guia/texcolej.htm#:~:text=Se%20puede%20controlar%20el%20color,del%20color%20que%20se%20desea" text:style-name="Internet_20_link" text:visited-style-name="Visited_20_Internet_20_Link">https://www.uv.es/jac/guia/texcolej.htm#:~:text=Se%20puede%20controlar%20el%20color,del%20color%20que%20se%20desea</text:a>.</text:p>
      <text:p text:style-name="P33"/>
      <text:p text:style-name="P37">• HTML: Etiqueta &lt;a&gt;</text:p>
      <text:p text:style-name="P33"/>
      <text:p text:style-name="P37"><text:a xlink:type="simple" xlink:href="https://developer.mozilla.org/es/docs/Web/HTML/Elemento/a" text:style-name="Internet_20_link" text:visited-style-name="Visited_20_Internet_20_Link">https://developer.mozilla.org/es/docs/Web/HTML/Elemento/a</text:a></text:p>
      <text:p text:style-name="P37"/>
      <text:p text:style-name="P41">• HTML : Elementos/Etiquetas &lt;ul&gt;&lt;/ul&gt; &amp; &lt;li&gt;&lt;/li&gt;</text:p>
      <text:p text:style-name="P37"/>
      <text:p text:style-name="P42"><text:a xlink:type="simple" xlink:href="https://www.htmlquick.com/es/reference/tags/ul.html#:~:text=El%20elemento%20ul%20representa%20una,representados%20por%20el%20elemento%20li%20" text:style-name="Internet_20_link" text:visited-style-name="Visited_20_Internet_20_Link">https://www.htmlquick.com/es/reference/tags/ul.html#:~:text=El%20elemento%20ul%20representa%20una,representados%20por%20el%20elemento%20li%20</text:a>.</text:p>
      <text:p text:style-name="P42"/>
      <text:p text:style-name="P26"/>
      <text:p text:style-name="P13">Comandos PHP …</text:p>
      <text:p text:style-name="P13"/>
      <text:p text:style-name="P13"><text:a xlink:type="simple" xlink:href="https://www.php.net/manual/es/function.isset.php" text:style-name="Internet_20_link" text:visited-style-name="Visited_20_Internet_20_Link">https://www.php.net/manual/es/function.isset.php</text:a></text:p>
      <text:p text:style-name="P13"/>
      <text:p text:style-name="P15"><text:a xlink:type="simple" xlink:href="https://www.php.net/manual/es/function.header.php" text:style-name="Internet_20_link" text:visited-style-name="Visited_20_Internet_20_Link">https://www.php.net/manual/es/function.header.php</text:a></text:p>
      <text:p text:style-name="P15"/>
      <text:p text:style-name="P16"><text:a xlink:type="simple" xlink:href="https://www.php.net/manual/es/function.empty.php" text:style-name="Internet_20_link" text:visited-style-name="Visited_20_Internet_20_Link">https://www.php.net/manual/es/function.empty.php</text:a></text:p>
      <text:p text:style-name="P16"/>
      <text:p text:style-name="P17"><text:a xlink:type="simple" xlink:href="https://www.php.net/manual/es/language.oop5.basic.php" text:style-name="Internet_20_link" text:visited-style-name="Visited_20_Internet_20_Link">https://www.php.net/manual/es/language.oop5.basic.php</text:a></text:p>
      <text:p text:style-name="P17"/>
      <text:p text:style-name="P17"><text:a xlink:type="simple" xlink:href="https://www.php.net/manual/es/language.oop5.php" text:style-name="Internet_20_link" text:visited-style-name="Visited_20_Internet_20_Link">https://www.php.net/manual/es/language.oop5.php</text:a></text:p>
      <text:p text:style-name="P17"/>
      <text:p text:style-name="P17"><text:a xlink:type="simple" xlink:href="https://www.php.net/manual/es/language.oop5.autoload.php" text:style-name="Internet_20_link" text:visited-style-name="Visited_20_Internet_20_Link">https://www.php.net/manual/es/language.oop5.autoload.php</text:a></text:p>
      <text:p text:style-name="P17"/>
      <text:p text:style-name="P18"><text:a xlink:type="simple" xlink:href="https://www.php.net/manual/es/language.oop5.static.php" text:style-name="Internet_20_link" text:visited-style-name="Visited_20_Internet_20_Link">https://www.php.net/manual/es/language.oop5.static.php</text:a></text:p>
      <text:p text:style-name="P18"/>
      <text:p text:style-name="P48"><text:a xlink:type="simple" xlink:href="https://www.php.net/manual/es/function.require.php" text:style-name="Internet_20_link" text:visited-style-name="Visited_20_Internet_20_Link">https://www.php.net/manual/es/function.require.php</text:a></text:p>
      <text:p text:style-name="P48"/>
      <text:p text:style-name="P49"><text:a xlink:type="simple" xlink:href="https://www.php.net/manual/en/function.include-once.php" text:style-name="Internet_20_link" text:visited-style-name="Visited_20_Internet_20_Link">https://www.php.net/manual/en/function.include-once.php</text:a></text:p>
      <text:p text:style-name="P49"/>
      <text:p text:style-name="P64"><text:a xlink:type="simple" xlink:href="https://www.php.net/manual/es/pdo.prepare.php" text:style-name="Internet_20_link" text:visited-style-name="Visited_20_Internet_20_Link">https://www.php.net/manual/es/pdo.prepare.php</text:a></text:p>
      <text:p text:style-name="P64"><text:soft-page-break/></text:p>
      <text:p text:style-name="P64"><text:a xlink:type="simple" xlink:href="https://www.php.net/manual/es/mysqli.prepare.php" text:style-name="Internet_20_link" text:visited-style-name="Visited_20_Internet_20_Link">https://www.php.net/manual/es/mysqli.prepare.php</text:a></text:p>
      <text:p text:style-name="P50"/>
      <text:p text:style-name="P51"><text:a xlink:type="simple" xlink:href="https://www.php.net/manual/es/function.session-name.php" text:style-name="Internet_20_link" text:visited-style-name="Visited_20_Internet_20_Link">https://www.php.net/manual/es/function.session-name.php</text:a></text:p>
      <text:p text:style-name="P51"/>
      <text:p text:style-name="P52"><text:a xlink:type="simple" xlink:href="https://www.php.net/manual/es/function.date.php" text:style-name="Internet_20_link" text:visited-style-name="Visited_20_Internet_20_Link">https://www.php.net/manual/es/function.date.php</text:a></text:p>
      <text:p text:style-name="P52"/>
      <text:p text:style-name="P52"/>
      <text:p text:style-name="P65"><text:a xlink:type="simple" xlink:href="https://www.php.net/manual/es/reserved.variables.get.php" text:style-name="Internet_20_link" text:visited-style-name="Visited_20_Internet_20_Link">https://www.php.net/manual/es/reserved.variables.get.php</text:a></text:p>
      <text:p text:style-name="P65"/>
      <text:p text:style-name="P65"><text:a xlink:type="simple" xlink:href="https://www.php.net/manual/es/reserved.variables.post.php" text:style-name="Internet_20_link" text:visited-style-name="Visited_20_Internet_20_Link">https://www.php.net/manual/es/reserved.variables.post.php</text:a></text:p>
      <text:p text:style-name="P52"/>
      <text:p text:style-name="P52"/>
      <text:p text:style-name="P53"><text:a xlink:type="simple" xlink:href="https://www.php.net/manual/es/function.strtotime.php" text:style-name="Internet_20_link" text:visited-style-name="Visited_20_Internet_20_Link">https://www.php.net/manual/es/function.strtotime.php</text:a></text:p>
      <text:p text:style-name="P53"/>
      <text:p text:style-name="P54"><text:a xlink:type="simple" xlink:href="https://www.php.net/manual/es/function.unset.php" text:style-name="Internet_20_link" text:visited-style-name="Visited_20_Internet_20_Link">https://www.php.net/manual/es/function.unset.php</text:a></text:p>
      <text:p text:style-name="P54"/>
      <text:p text:style-name="P66">Cookies </text:p>
      <text:p text:style-name="P55"/>
      <text:p text:style-name="P55"/>
      <text:p text:style-name="P55"/>
      <text:p text:style-name="P55"/>
      <text:p text:style-name="P55"/>
      <text:p text:style-name="P50"/>
      <text:p text:style-name="P48"/>
      <text:p text:style-name="P48"/>
      <text:p text:style-name="P18"/>
      <text:p text:style-name="P18"/>
      <text:p text:style-name="P17"/>
      <text:p text:style-name="P17"/>
      <text:p text:style-name="P16"/>
      <text:p text:style-name="P15"/>
      <text:p text:style-name="P15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Roboto" svg:font-family="Roboto, 'Trebuchet MS', 'Lucida Sans Unicode', 'Lucida Grande', 'Lucida Sans', Arial, sans-serif"/>
    <style:font-face style:name="Segoe UI" svg:font-family="'Segoe UI', Arial, sans-serif"/>
    <style:font-face style:name="x-locale-heading-primary" svg:font-family="x-locale-heading-primary, zillaslab, Palatino, 'Palatino Linotype', x-locale-heading-secondary, serif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5T12:56:50.289000000</meta:creation-date>
    <dc:date>2020-10-04T13:27:25.492000000</dc:date>
    <meta:editing-duration>P1DT21H57M16S</meta:editing-duration>
    <meta:editing-cycles>24</meta:editing-cycles>
    <meta:generator>LibreOffice/5.3.6.1$Windows_x86 LibreOffice_project/686f202eff87ef707079aeb7f485847613344eb7</meta:generator>
    <meta:document-statistic meta:table-count="0" meta:image-count="0" meta:object-count="0" meta:page-count="4" meta:paragraph-count="79" meta:word-count="309" meta:character-count="4331" meta:non-whitespace-character-count="4084"/>
  </office:meta>
</office:document-meta>
</file>